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2_2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2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M. Hassler, et al.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uly 5, 1893</text:p>
      <text:p text:style-name="P6">Month<text:tab/><text:tab/><text:tab/><text:tab/><text:tab/><text:tab/>July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2">"BENEVOLENCE, BROTHERLY LOVE AND HARMONY."/</text:p>
      <text:p text:style-name="P2">Jeshurun Lodge No. 59,/</text:p>
      <text:p text:style-name="P2">I. O. B. B.</text:p>
      <text:p text:style-name="P2">SECRETARY'S OFFICE./</text:p>
      <text:p text:style-name="P4">Philadelphia, July 5th 1893/</text:p>
      <text:p text:style-name="P3">Rev. Dr. S. Morais/</text:p>
      <text:p text:style-name="P3"><text:tab/>Sir &amp; Bro./</text:p>
      <text:p text:style-name="P3"><text:tab/><text:tab/>At a meeting of Jeshurun Lodge/ No. 59 I. O. B. B. held June 27th ult. the secretary/ was directed to inform you that they sympa-/tize[sic!] with you and are glad to learn of your/ recovery from your late illness and hope/ that you may have a long lease of life, and/ that you may soon meet your brethern[sic!] again/ in the Lodge room. <text:s/>Also that the Secretary/ append to this letter the names of the members/ present at the meeting and also append the/ seal of the Lodge./ <text:s/>Fraternally yours/</text:p>
      <text:p text:style-name="P3">M. Hassler Pres.<text:tab/>and M. Weil/</text:p>
      <text:p text:style-name="P3">A. Hassler V. Pres.<text:tab/>A. Daniels/</text:p>
      <text:p text:style-name="P3"><text:soft-page-break/>A. C. Levy Treas.<text:tab/>P. Ertheiler/</text:p>
      <text:p text:style-name="P3">Myer A. Levi, Secy.<text:tab/>A. Myers/</text:p>
      <text:p text:style-name="P3">Jos. Polak Fin. Secy<text:tab/>A. Dreifuss/</text:p>
      <text:p text:style-name="P3">Eli Jonas Warder<text:tab/>Jacob Singer/</text:p>
      <text:p text:style-name="P3">S. Rosenbaum Guard.<text:tab/>Pres. D. G. L. No 3 I. O. B. B. &amp; of Lodge./</text:p>
      <text:p text:style-name="P3"/>
      <text:p text:style-name="P3">[Note: The raised seal of the Lodge is stamped in the bottom right corner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4:03:59.11</meta:creation-date>
    <meta:document-statistic meta:table-count="0" meta:image-count="0" meta:object-count="0" meta:page-count="3" meta:paragraph-count="76" meta:word-count="348" meta:character-count="2237"/>
    <dc:date>2011-12-14T14:12:58.63</dc:date>
    <dc:creator>Penn Libraries</dc:creator>
    <meta:editing-duration>PT00H08M59S</meta:editing-duration>
    <meta:editing-cycles>1</meta:editing-cycles>
    <meta:generator>OpenOffice.org/3.2$Win32 OpenOffice.org_project/320m12$Build-9483</meta:generator>
  </office:meta>
</office:document-meta>
</file>